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style:style style:name="T2" style:parent-style-name="Standaardalinea-lettertype" style:family="text">
      <style:text-properties fo:font-weight="bold" style:font-weight-asian="bold" style:font-weight-complex="bold"/>
    </style:style>
    <style:style style:name="T3" style:parent-style-name="Standaardalinea-lettertype" style:family="text">
      <style:text-properties fo:font-weight="bold" style:font-weight-asian="bold" style:font-weight-complex="bold"/>
    </style:style>
    <style:style style:name="T4" style:parent-style-name="Standaardalinea-lettertype" style:family="text">
      <style:text-properties fo:font-weight="bold" style:font-weight-asian="bold" style:font-weight-complex="bold"/>
    </style:style>
    <style:style style:name="P5" style:parent-style-name="Standaard" style:family="paragraph">
      <style:text-properties fo:font-weight="bold" style:font-weight-asian="bold" style:font-weight-complex="bold"/>
    </style:style>
    <style:style style:name="P6" style:parent-style-name="Standaard" style:family="paragraph">
      <style:text-properties fo:font-weight="bold" style:font-weight-asian="bold" style:font-weight-complex="bold"/>
    </style:style>
    <style:style style:name="P7" style:parent-style-name="Standaard" style:family="paragraph">
      <style:text-properties fo:font-weight="bold" style:font-weight-asian="bold" style:font-weight-complex="bold"/>
    </style:style>
    <style:style style:name="P8" style:parent-style-name="Standaard" style:family="paragraph">
      <style:text-properties fo:font-weight="bold" style:font-weight-asian="bold" style:font-weight-complex="bold"/>
    </style:style>
    <style:style style:name="P9" style:parent-style-name="Standaard" style:family="paragraph">
      <style:paragraph-properties fo:break-before="page"/>
    </style:style>
    <style:style style:name="T10" style:parent-style-name="Standaardalinea-lettertype" style:family="text">
      <style:text-properties fo:font-weight="bold" style:font-weight-asian="bold" style:font-weight-complex="bold"/>
    </style:style>
    <style:style style:name="T11" style:parent-style-name="Standaardalinea-lettertype" style:family="text">
      <style:text-properties fo:font-weight="bold" style:font-weight-asian="bold" style:font-weight-complex="bold"/>
    </style:style>
  </office:automatic-styles>
  <office:body>
    <office:text text:use-soft-page-breaks="true">
      <text:p text:style-name="P1"><text:span text:style-name="T2">Titel:</text:span><text:s/>Restaurant tablet voedsel bestel app (PHP)</text:p>
      <text:p text:style-name="Standaard"><text:span text:style-name="T3">Technische vereisten:</text:span><text:s/>Laravel PHP-app, MYSQL-database.</text:p>
      <text:p text:style-name="Standaard"/>
      <text:p text:style-name="Standaard"><text:span text:style-name="T4">Volledige opdracht omschrijving:</text:span><text:s/>We willen een app ontwikkelen voor tablets in restaurants waarmee klanten eten en drinken naar hun tafel kunnen bestellen. De app moet gebruiksvriendelijk en gemakkelijk te gebruiken zijn. De app moet eerst worden geactiveerd met een werknemersinlogcode. De app gaat honderden gerechten en tientallen drankjes bevatten, dus er moeten een aantal filterfuncties zijn inbegrepen.</text:p>
      <text:p text:style-name="P5">Overzicht Functionele vereisten:</text:p>
      <text:p text:style-name="Standaard">1. Maak een Laravel PHP applicatie met een MYSQL database.</text:p>
      <text:p text:style-name="Standaard">2. Maak een inlogscherm waar werknemers een code moeten invoeren om de app te activeren.</text:p>
      <text:p text:style-name="Standaard">3. Maak een gebruikersinterface voor het bestellen van eten en drinken.</text:p>
      <text:p text:style-name="Standaard">4. Voeg filterfuncties toe aan de app, zodat gebruikers gemakkelijk kunnen zoeken naar gerechten en drankjes.</text:p>
      <text:p text:style-name="Standaard"/>
      <text:p text:style-name="P6">Vereisten:</text:p>
      <text:p text:style-name="Standaard">1. PHP - U moet een goede kennis hebben van PHP en het Laravel framework.</text:p>
      <text:p text:style-name="Standaard">2. MYSQL - U moet een goede kennis hebben van MYSQL databases.</text:p>
      <text:p text:style-name="Standaard">3. UI/UX - U moet een goede kennis hebben van gebruikersinterfaces en gebruikerservaringen.</text:p>
      <text:p text:style-name="Standaard"/>
      <text:p text:style-name="P7">Stappen:</text:p>
      <text:p text:style-name="Standaard">1. Installeer en configureer de Laravel PHP framework en maak een nieuwe Laravel-applicatie.</text:p>
      <text:p text:style-name="Standaard">2. Maak de MYSQL-database en configureer deze in de Laravel-applicatie.</text:p>
      <text:p text:style-name="Standaard">3. Ontwerp en implementeer het inlogscherm voor werknemers.</text:p>
      <text:p text:style-name="Standaard">4. Ontwerp en implementeer de gebruikersinterface voor het bestellen van eten en drinken.</text:p>
      <text:p text:style-name="Standaard">5. Implementeer de filterfuncties in de app.</text:p>
      <text:p text:style-name="Standaard">6. Test de app grondig om er zeker van te zijn dat deze correct werkt.</text:p>
      <text:p text:style-name="Standaard"/>
      <text:p text:style-name="P8">Referenties:</text:p>
      <text:p text:style-name="Standaard">- Laravel Documentatie: [Laravel Documentatie](https://laravel.com/docs)</text:p>
      <text:p text:style-name="Standaard">- MYSQL Documentatie: [MYSQL Documentatie](https://dev.mysql.com/doc/)</text:p>
      <text:p text:style-name="P9"/>
      <text:soft-page-break/>
      <text:p text:style-name="Standaard"><text:span text:style-name="T10">Uitgebreide<text:s/></text:span><text:span text:style-name="T11">Functionele Vereisten</text:span>:</text:p>
      <text:p text:style-name="Standaard">1. Werknemers Authenticatie:</text:p>
      <text:p text:style-name="Standaard">- De app moet een authenticatiesysteem hebben waarbij werknemers een unieke code moeten invoeren om de app te activeren.</text:p>
      <text:p text:style-name="Standaard">- Uitleg: Dit is nodig om te voorkomen dat klanten de app activeren zonder toestemming van het personeel.</text:p>
      <text:p text:style-name="Standaard">- Hint: Gebruik Laravel's ingebouwde authenticatiesysteem en maak een aparte tabel in de database voor werknemerscodes.</text:p>
      <text:p text:style-name="Standaard"/>
      <text:p text:style-name="Standaard">2. Tafelnummer Toewijzing door Werknemers:</text:p>
      <text:p text:style-name="Standaard">- Alleen werknemers moeten in staat zijn om tafelnummers toe te wijzen aan klanten.</text:p>
      <text:p text:style-name="Standaard">- Uitleg: Dit is belangrijk om ervoor te zorgen dat de bestelling naar de juiste tafel gaat.</text:p>
      <text:p text:style-name="Standaard">- Hint: Voeg een functionaliteit toe waarmee werknemers tafelnummers kunnen toewijzen aan klanten.</text:p>
      <text:p text:style-name="Standaard"/>
      <text:p text:style-name="Standaard">3. Menu Weergave:</text:p>
      <text:p text:style-name="Standaard">- De app moet het volledige menu van het restaurant weergeven, inclusief gerechten en drankjes.</text:p>
      <text:p text:style-name="Standaard">- Uitleg: Klanten moeten in staat zijn om alle beschikbare opties te zien voordat ze een keuze maken.</text:p>
      <text:p text:style-name="Standaard">- Hint: Maak een tabel in de database voor alle menu-items en haal deze op om weer te geven in de app.</text:p>
      <text:p text:style-name="Standaard"/>
      <text:p text:style-name="Standaard">4. Bestellen van Eten en Drinken:</text:p>
      <text:p text:style-name="Standaard">- Klanten moeten in staat zijn om eten en drinken te bestellen vanuit de app.</text:p>
      <text:p text:style-name="Standaard">- Uitleg: Dit is de belangrijkste functionaliteit van de app. Klanten moeten in staat zijn om items toe te voegen aan hun bestelling en deze te plaatsen.</text:p>
      <text:p text:style-name="Standaard">- Hint: Maak een bestelformulier waar klanten de gewenste items en aantallen kunnen selecteren.</text:p>
      <text:p text:style-name="Standaard"/>
      <text:p text:style-name="Standaard">5. Filterfuncties:</text:p>
      <text:p text:style-name="Standaard">- Gebruikers moeten in staat zijn om het menu te filteren op basis van verschillende criteria zoals categorie (voorgerecht, hoofdgerecht, dessert), prijs, enz.</text:p>
      <text:p text:style-name="Standaard">- Uitleg: Met honderden gerechten en tientallen drankjes kan het moeilijk zijn voor gebruikers om te vinden wat ze zoeken. Filterfuncties kunnen helpen om het aantal weergegeven opties te verminderen.</text:p>
      <text:p text:style-name="Standaard">- Hint: Implementeer zoek- en filterfunctionaliteit in de app.</text:p>
      <text:p text:style-name="Standaard"/>
      <text:p text:style-name="Standaard">6. Besteloverzicht:</text:p>
      <text:p text:style-name="Standaard">- Na het plaatsen van een bestelling, moeten gebruikers een overzicht kunnen zien van alle items die ze hebben besteld, samen met de totale prijs.</text:p>
      <text:p text:style-name="Standaard">- Uitleg: Dit helpt klanten om te controleren of hun bestelling correct is voordat deze wordt verzonden naar de keuken.</text:p>
      <text:p text:style-name="Standaard">- Hint: Maak een overzichtspagina die de geselecteerde items en de totale prijs weergeeft.</text:p>
      <text:p text:style-name="Standaard">7. Bestelgeschiedenis:</text:p>
      <text:p text:style-name="Standaard">- Werknemers moeten in staat zijn om de geschiedenis van alle geplaatste bestellingen te bekijken.</text:p>
      <text:p text:style-name="Standaard">- Uitleg: Dit is belangrijk voor het personeel om bij te houden welke bestellingen zijn geplaatst en afgehandeld.</text:p>
      <text:p text:style-name="Standaard">- Hint: Maak een aparte pagina die toegankelijk is voor het personeel en waar de bestelgeschiedenis wordt weergegeven.</text:p>
      <text:p text:style-name="Standaard"/>
      <text:p text:style-name="Standaard">8. Tafelgeschiedenis:</text:p>
      <text:p text:style-name="Standaard">- Werknemers moeten in staat zijn om te zien wanneer klanten aan een tafel zaten en wat ze toen hebben besteld.</text:p>
      <text:p text:style-name="Standaard">- Uitleg: Dit helpt bij het bijhouden van de bezetting van de tafels en kan nuttig zijn voor het beheer van het restaurant.</text:p>
      <text:p text:style-name="Standaard">- Hint: Bewaar de tijden waarop klanten aan een tafel zaten en wat ze hebben besteld in de database en maak een aparte pagina die toegankelijk is voor het personeel en waar de tafelgeschiedenis wordt weergegeven.</text:p>
      <text:p text:style-name="Standaard"/>
      <text:p text:style-name="Standaard">9. Afhandelen van Tafels en Bestellingen:</text:p>
      <text:p text:style-name="Standaard">- Werknemers moeten in staat zijn om aan te geven dat een bestelling is afgehandeld en dat de tafel is vrijgegeven.</text:p>
      <text:p text:style-name="Standaard">- Uitleg: Dit helpt bij het bijhouden van de tijdsframes van de klanten, het beheer van de tafelbezetting en het herleiden van de bestelgeschiedenis tot specifieke klanten.</text:p>
      <text:p text:style-name="Standaard">- Hint: Voeg een 'afhandelen' knop toe aan de bestelgeschiedenis of de tafelgeschiedenis pagina die, wanneer ingedrukt, de bestelling als afgehandeld markeert en de tafel als vrijgegeven in de database.</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om De Haan</meta:initial-creator>
    <dc:creator>Tom De Haan</dc:creator>
    <meta:creation-date>2023-08-30T08:18:00Z</meta:creation-date>
    <dc:date>2023-08-30T08:44:00Z</dc:date>
    <meta:template xlink:href="Normal" xlink:type="simple"/>
    <meta:editing-cycles>1</meta:editing-cycles>
    <meta:editing-duration>PT1560S</meta:editing-duration>
    <meta:document-statistic meta:page-count="3" meta:paragraph-count="10" meta:word-count="818" meta:character-count="5311" meta:row-count="37" meta:non-whitespace-character-count="4503"/>
  </office:meta>
</office:document-meta>
</file>